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0.6cm" fo:min-width="0.35cm"/>
    </style:style>
    <style:style style:name="gr2" style:family="graphic" style:parent-style-name="standard">
      <style:graphic-properties draw:fill-color="#00b6bd" draw:textarea-horizontal-align="justify" draw:textarea-vertical-align="middle" draw:auto-grow-height="false" fo:min-height="0.6cm" fo:min-width="0.3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Dashed_20__28_var_29_" svg:stroke-width="0.106cm" draw:marker-start-width="0.359cm" draw:marker-end-width="0.359cm" draw:fill="none" draw:textarea-horizontal-align="justify" draw:textarea-vertical-align="middle" draw:auto-grow-height="false" fo:min-height="1.63cm" fo:min-width="8.38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8" style:family="graphic" style:parent-style-name="standard">
      <style:graphic-properties draw:stroke="dash" draw:stroke-dash="Dashed_20__28_var_29_" svg:stroke-width="0.106cm" draw:marker-start-width="0.359cm" draw:marker-end-width="0.359cm" draw:fill="none" draw:textarea-horizontal-align="justify" draw:textarea-vertical-align="middle" draw:auto-grow-height="false" fo:min-height="1.63cm" fo:min-width="17.98cm" fo:padding-top="0.178cm" fo:padding-bottom="0.178cm" fo:padding-left="0.303cm" fo:padding-right="0.303cm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paragraph-properties fo:text-align="center"/>
      <style:text-properties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2" xml:id="id1" draw:id="id1" draw:layer="layout" svg:width="1.2cm" svg:height="1.2cm" svg:x="5.8cm" svg:y="0.8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cm" svg:height="1.2cm" svg:x="5.8cm" svg:y="2.8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2cm" svg:height="1.2cm" svg:x="5.8cm" svg:y="4.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cm" svg:y1="2cm" svg:x2="6.4cm" svg:y2="2.8cm" draw:start-shape="id1" draw:start-glue-point="8" draw:end-shape="id2" draw:end-glue-point="4" svg:d="M6400 2000v800" svg:viewBox="0 0 1 801">
          <text:p/>
        </draw:connector>
        <draw:connector draw:style-name="gr3" draw:text-style-name="P1" draw:layer="layout" svg:x1="6.4cm" svg:y1="4cm" svg:x2="6.4cm" svg:y2="4.8cm" draw:start-shape="id2" draw:start-glue-point="8" draw:end-shape="id3" draw:end-glue-point="4" svg:d="M6400 4000v800" svg:viewBox="0 0 1 801">
          <text:p/>
        </draw:connector>
        <draw:custom-shape draw:style-name="gr1" draw:text-style-name="P2" xml:id="id4" draw:id="id4" draw:layer="layout" svg:width="1.2cm" svg:height="1.2cm" svg:x="9.2cm" svg:y="0.8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cm" svg:height="1.2cm" svg:x="9.2cm" svg:y="2.8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2cm" svg:height="1.2cm" svg:x="9.2cm" svg:y="4.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8cm" svg:y1="2cm" svg:x2="9.8cm" svg:y2="2.8cm" draw:start-shape="id4" draw:start-glue-point="8" draw:end-shape="id5" draw:end-glue-point="4" svg:d="M9800 2000v800" svg:viewBox="0 0 1 801">
          <text:p/>
        </draw:connector>
        <draw:connector draw:style-name="gr3" draw:text-style-name="P1" draw:layer="layout" svg:x1="9.8cm" svg:y1="4cm" svg:x2="9.8cm" svg:y2="4.8cm" draw:start-shape="id5" draw:start-glue-point="8" draw:end-shape="id6" draw:end-glue-point="4" svg:d="M9800 4000v800" svg:viewBox="0 0 1 801">
          <text:p/>
        </draw:connector>
        <draw:custom-shape draw:style-name="gr1" draw:text-style-name="P2" xml:id="id7" draw:id="id7" draw:layer="layout" svg:width="1.2cm" svg:height="1.2cm" svg:x="9.2cm" svg:y="6.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8cm" svg:y1="6cm" svg:x2="9.8cm" svg:y2="6.8cm" draw:start-shape="id6" draw:start-glue-point="8" draw:end-shape="id7" draw:end-glue-point="4" svg:d="M9800 6000v800" svg:viewBox="0 0 1 801">
          <text:p/>
        </draw:connector>
        <draw:custom-shape draw:style-name="gr2" draw:text-style-name="P3" xml:id="id8" draw:id="id8" draw:layer="layout" svg:width="1.2cm" svg:height="1.2cm" svg:x="9.2cm" svg:y="8.8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8cm" svg:y1="8cm" svg:x2="9.8cm" svg:y2="8.8cm" draw:start-shape="id7" draw:start-glue-point="8" draw:end-shape="id8" draw:end-glue-point="4" svg:d="M9800 8000v800" svg:viewBox="0 0 1 801">
          <text:p/>
        </draw:connector>
        <draw:custom-shape draw:style-name="gr1" draw:text-style-name="P2" xml:id="id9" draw:id="id9" draw:layer="layout" svg:width="1.2cm" svg:height="1.2cm" svg:x="9.201cm" svg:y="0.80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cm" svg:height="1.2cm" svg:x="9.201cm" svg:y="2.80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2cm" svg:height="1.2cm" svg:x="9.201cm" svg:y="4.80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801cm" svg:y1="2.001cm" svg:x2="9.801cm" svg:y2="2.801cm" draw:start-shape="id9" draw:start-glue-point="8" draw:end-shape="id10" draw:end-glue-point="4" svg:d="M9801 2001v800" svg:viewBox="0 0 1 801">
          <text:p/>
        </draw:connector>
        <draw:connector draw:style-name="gr3" draw:text-style-name="P1" draw:layer="layout" svg:x1="9.801cm" svg:y1="4.001cm" svg:x2="9.801cm" svg:y2="4.801cm" draw:start-shape="id10" draw:start-glue-point="8" draw:end-shape="id11" draw:end-glue-point="4" svg:d="M9801 4001v800" svg:viewBox="0 0 1 801">
          <text:p/>
        </draw:connector>
        <draw:custom-shape draw:style-name="gr1" draw:text-style-name="P2" xml:id="id12" draw:id="id12" draw:layer="layout" svg:width="1.2cm" svg:height="1.2cm" svg:x="12.799cm" svg:y="0.8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2cm" svg:height="1.2cm" svg:x="12.799cm" svg:y="2.8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2cm" svg:height="1.2cm" svg:x="12.799cm" svg:y="4.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399cm" svg:y1="2cm" svg:x2="13.399cm" svg:y2="2.8cm" draw:start-shape="id12" draw:start-glue-point="8" draw:end-shape="id13" draw:end-glue-point="4" svg:d="M13399 2000v800" svg:viewBox="0 0 1 801">
          <text:p/>
        </draw:connector>
        <draw:connector draw:style-name="gr3" draw:text-style-name="P1" draw:layer="layout" svg:x1="13.399cm" svg:y1="4cm" svg:x2="13.399cm" svg:y2="4.8cm" draw:start-shape="id13" draw:start-glue-point="8" draw:end-shape="id14" draw:end-glue-point="4" svg:d="M13399 4000v800" svg:viewBox="0 0 1 801">
          <text:p/>
        </draw:connector>
        <draw:custom-shape draw:style-name="gr1" draw:text-style-name="P2" xml:id="id15" draw:id="id15" draw:layer="layout" svg:width="1.2cm" svg:height="1.2cm" svg:x="12.799cm" svg:y="6.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399cm" svg:y1="6cm" svg:x2="13.399cm" svg:y2="6.8cm" draw:start-shape="id14" draw:start-glue-point="8" draw:end-shape="id15" draw:end-glue-point="4" svg:d="M13399 6000v800" svg:viewBox="0 0 1 801">
          <text:p/>
        </draw:connector>
        <draw:custom-shape draw:style-name="gr2" draw:text-style-name="P3" xml:id="id16" draw:id="id16" draw:layer="layout" svg:width="1.2cm" svg:height="1.2cm" svg:x="12.799cm" svg:y="8.8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399cm" svg:y1="8cm" svg:x2="13.399cm" svg:y2="8.8cm" draw:start-shape="id15" draw:start-glue-point="8" draw:end-shape="id16" draw:end-glue-point="4" svg:d="M13399 8000v800" svg:viewBox="0 0 1 801">
          <text:p/>
        </draw:connector>
        <draw:custom-shape draw:style-name="gr1" draw:text-style-name="P2" xml:id="id17" draw:id="id17" draw:layer="layout" svg:width="1.2cm" svg:height="1.2cm" svg:x="12.8cm" svg:y="0.80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2cm" svg:height="1.2cm" svg:x="12.8cm" svg:y="2.80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2cm" svg:height="1.2cm" svg:x="12.8cm" svg:y="4.80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4cm" svg:y1="2.001cm" svg:x2="13.4cm" svg:y2="2.801cm" draw:start-shape="id17" draw:start-glue-point="8" draw:end-shape="id18" draw:end-glue-point="4" svg:d="M13400 2001v800" svg:viewBox="0 0 1 801">
          <text:p/>
        </draw:connector>
        <draw:connector draw:style-name="gr3" draw:text-style-name="P1" draw:layer="layout" svg:x1="13.4cm" svg:y1="4.001cm" svg:x2="13.4cm" svg:y2="4.801cm" draw:start-shape="id18" draw:start-glue-point="8" draw:end-shape="id19" draw:end-glue-point="4" svg:d="M13400 4001v800" svg:viewBox="0 0 1 801">
          <text:p/>
        </draw:connector>
        <draw:custom-shape draw:style-name="gr1" draw:text-style-name="P2" xml:id="id20" draw:id="id20" draw:layer="layout" svg:width="1.2cm" svg:height="1.2cm" svg:x="14.999cm" svg:y="0.799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2cm" svg:height="1.2cm" svg:x="14.999cm" svg:y="2.799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1.2cm" svg:height="1.2cm" svg:x="14.999cm" svg:y="4.799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599cm" svg:y1="1.999cm" svg:x2="15.599cm" svg:y2="2.799cm" draw:start-shape="id20" draw:start-glue-point="8" draw:end-shape="id21" draw:end-glue-point="4" svg:d="M15599 1999v800" svg:viewBox="0 0 1 801">
          <text:p/>
        </draw:connector>
        <draw:connector draw:style-name="gr3" draw:text-style-name="P1" draw:layer="layout" svg:x1="15.599cm" svg:y1="3.999cm" svg:x2="15.599cm" svg:y2="4.799cm" draw:start-shape="id21" draw:start-glue-point="8" draw:end-shape="id22" draw:end-glue-point="4" svg:d="M15599 3999v800" svg:viewBox="0 0 1 801">
          <text:p/>
        </draw:connector>
        <draw:custom-shape draw:style-name="gr1" draw:text-style-name="P2" xml:id="id23" draw:id="id23" draw:layer="layout" svg:width="1.2cm" svg:height="1.2cm" svg:x="15cm" svg:y="0.8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2cm" svg:height="1.2cm" svg:x="15cm" svg:y="2.8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2cm" svg:height="1.2cm" svg:x="15cm" svg:y="4.8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cm" svg:y1="2cm" svg:x2="15.6cm" svg:y2="2.8cm" draw:start-shape="id23" draw:start-glue-point="8" draw:end-shape="id24" draw:end-glue-point="4" svg:d="M15600 2000v800" svg:viewBox="0 0 1 801">
          <text:p/>
        </draw:connector>
        <draw:connector draw:style-name="gr3" draw:text-style-name="P1" draw:layer="layout" svg:x1="15.6cm" svg:y1="4cm" svg:x2="15.6cm" svg:y2="4.8cm" draw:start-shape="id24" draw:start-glue-point="8" draw:end-shape="id25" draw:end-glue-point="4" svg:d="M15600 4000v800" svg:viewBox="0 0 1 801">
          <text:p/>
        </draw:connector>
        <draw:custom-shape draw:style-name="gr1" draw:text-style-name="P2" xml:id="id26" draw:id="id26" draw:layer="layout" svg:width="1.2cm" svg:height="1.2cm" svg:x="20.4cm" svg:y="0.8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.2cm" svg:height="1.2cm" svg:x="20.4cm" svg:y="2.8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2cm" svg:height="1.2cm" svg:x="21.199cm" svg:y="4.80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cm" svg:y1="2cm" svg:x2="21cm" svg:y2="2.8cm" draw:start-shape="id26" draw:start-glue-point="8" draw:end-shape="id27" draw:end-glue-point="4" svg:d="M21000 2000v800" svg:viewBox="0 0 1 801">
          <text:p/>
        </draw:connector>
        <draw:custom-shape draw:style-name="gr1" draw:text-style-name="P2" xml:id="id29" draw:id="id29" draw:layer="layout" svg:width="1.2cm" svg:height="1.2cm" svg:x="21.199cm" svg:y="6.80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799cm" svg:y1="6.001cm" svg:x2="21.799cm" svg:y2="6.801cm" draw:start-shape="id28" draw:start-glue-point="8" draw:end-shape="id29" draw:end-glue-point="4" svg:d="M21799 6001v800" svg:viewBox="0 0 1 801">
          <text:p/>
        </draw:connector>
        <draw:custom-shape draw:style-name="gr2" draw:text-style-name="P3" xml:id="id30" draw:id="id30" draw:layer="layout" svg:width="1.2cm" svg:height="1.2cm" svg:x="21.199cm" svg:y="8.80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799cm" svg:y1="8.001cm" svg:x2="21.799cm" svg:y2="8.801cm" draw:start-shape="id29" draw:start-glue-point="8" draw:end-shape="id30" draw:end-glue-point="4" svg:d="M21799 8001v800" svg:viewBox="0 0 1 801">
          <text:p/>
        </draw:connector>
        <draw:custom-shape draw:style-name="gr1" draw:text-style-name="P2" xml:id="id31" draw:id="id31" draw:layer="layout" svg:width="1.2cm" svg:height="1.2cm" svg:x="20.401cm" svg:y="0.80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1.2cm" svg:height="1.2cm" svg:x="20.401cm" svg:y="2.80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5" draw:id="id45" draw:layer="layout" svg:width="1.2cm" svg:height="1.2cm" svg:x="21.2cm" svg:y="4.80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001cm" svg:y1="2.001cm" svg:x2="21.001cm" svg:y2="2.801cm" draw:start-shape="id31" draw:start-glue-point="8" draw:end-shape="id32" draw:end-glue-point="4" svg:d="M21001 2001v800" svg:viewBox="0 0 1 801">
          <text:p/>
        </draw:connector>
        <draw:custom-shape draw:style-name="gr1" draw:text-style-name="P2" xml:id="id33" draw:id="id33" draw:layer="layout" svg:width="1.2cm" svg:height="1.2cm" svg:x="22.6cm" svg:y="0.799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2cm" svg:height="1.2cm" svg:x="22.6cm" svg:y="2.799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5" draw:id="id35" draw:layer="layout" svg:width="1.2cm" svg:height="1.2cm" svg:x="22.6cm" svg:y="4.799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2cm" svg:y1="1.999cm" svg:x2="23.2cm" svg:y2="2.799cm" draw:start-shape="id33" draw:start-glue-point="8" draw:end-shape="id34" draw:end-glue-point="4" svg:d="M23200 1999v800" svg:viewBox="0 0 1 801">
          <text:p/>
        </draw:connector>
        <draw:connector draw:style-name="gr3" draw:text-style-name="P1" draw:layer="layout" svg:x1="23.2cm" svg:y1="3.999cm" svg:x2="23.2cm" svg:y2="4.799cm" draw:start-shape="id34" draw:start-glue-point="8" draw:end-shape="id35" draw:end-glue-point="4" svg:d="M23200 3999v800" svg:viewBox="0 0 1 801">
          <text:p/>
        </draw:connector>
        <draw:custom-shape draw:style-name="gr1" draw:text-style-name="P2" xml:id="id36" draw:id="id36" draw:layer="layout" svg:width="1.2cm" svg:height="1.2cm" svg:x="22.601cm" svg:y="0.8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1.2cm" svg:height="1.2cm" svg:x="22.601cm" svg:y="2.8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2cm" svg:height="1.2cm" svg:x="22.601cm" svg:y="4.8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201cm" svg:y1="2cm" svg:x2="23.201cm" svg:y2="2.8cm" draw:start-shape="id36" draw:start-glue-point="8" draw:end-shape="id37" draw:end-glue-point="4" svg:d="M23201 2000v800" svg:viewBox="0 0 1 801">
          <text:p/>
        </draw:connector>
        <draw:connector draw:style-name="gr3" draw:text-style-name="P1" draw:layer="layout" svg:x1="23.201cm" svg:y1="4cm" svg:x2="23.201cm" svg:y2="4.8cm" draw:start-shape="id37" draw:start-glue-point="8" draw:end-shape="id38" draw:end-glue-point="4" svg:d="M23201 4000v800" svg:viewBox="0 0 1 801">
          <text:p/>
        </draw:connector>
        <draw:custom-shape draw:style-name="gr1" draw:text-style-name="P2" xml:id="id39" draw:id="id39" draw:layer="layout" svg:width="1.2cm" svg:height="1.2cm" svg:x="19.598cm" svg:y="4.80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.2cm" svg:height="1.2cm" svg:x="19.598cm" svg:y="6.80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1" draw:id="id41" draw:layer="layout" svg:width="1.2cm" svg:height="1.2cm" svg:x="19.598cm" svg:y="8.80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198cm" svg:y1="6.001cm" svg:x2="20.198cm" svg:y2="6.801cm" draw:start-shape="id39" draw:start-glue-point="8" draw:end-shape="id40" draw:end-glue-point="4" svg:d="M20198 6001v800" svg:viewBox="0 0 1 801">
          <text:p/>
        </draw:connector>
        <draw:connector draw:style-name="gr3" draw:text-style-name="P1" draw:layer="layout" svg:x1="20.198cm" svg:y1="8.001cm" svg:x2="20.198cm" svg:y2="8.801cm" draw:start-shape="id40" draw:start-glue-point="8" draw:end-shape="id41" draw:end-glue-point="4" svg:d="M20198 8001v800" svg:viewBox="0 0 1 801">
          <text:p/>
        </draw:connector>
        <draw:custom-shape draw:style-name="gr1" draw:text-style-name="P2" xml:id="id42" draw:id="id42" draw:layer="layout" svg:width="1.2cm" svg:height="1.2cm" svg:x="19.599cm" svg:y="4.802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1.2cm" svg:height="1.2cm" svg:x="19.599cm" svg:y="6.80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4" draw:id="id44" draw:layer="layout" svg:width="1.2cm" svg:height="1.2cm" svg:x="19.599cm" svg:y="8.802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199cm" svg:y1="6.002cm" svg:x2="20.199cm" svg:y2="6.802cm" draw:start-shape="id42" draw:start-glue-point="8" draw:end-shape="id43" draw:end-glue-point="4" svg:d="M20199 6002v800" svg:viewBox="0 0 1 801">
          <text:p/>
        </draw:connector>
        <draw:connector draw:style-name="gr3" draw:text-style-name="P1" draw:layer="layout" svg:x1="20.199cm" svg:y1="8.002cm" svg:x2="20.199cm" svg:y2="8.802cm" draw:start-shape="id43" draw:start-glue-point="8" draw:end-shape="id44" draw:end-glue-point="4" svg:d="M20199 8002v800" svg:viewBox="0 0 1 801">
          <text:p/>
        </draw:connector>
        <draw:connector draw:style-name="gr4" draw:text-style-name="P4" draw:layer="layout" draw:type="line" svg:x1="20.576cm" svg:y1="3.826cm" svg:x2="20.199cm" svg:y2="4.802cm" draw:start-shape="id32" draw:start-glue-point="7" draw:end-shape="id42" draw:end-glue-point="4" svg:d="M20576 3826l-377 976" svg:viewBox="0 0 378 977">
          <text:p/>
        </draw:connector>
        <draw:connector draw:style-name="gr4" draw:text-style-name="P4" draw:layer="layout" draw:type="line" svg:x1="21.426cm" svg:y1="3.826cm" svg:x2="21.8cm" svg:y2="4.802cm" draw:start-shape="id32" draw:start-glue-point="9" draw:end-shape="id45" draw:end-glue-point="4" svg:d="M21426 3826l374 976" svg:viewBox="0 0 375 977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custom-shape draw:style-name="gr1" draw:text-style-name="P2" xml:id="id46" draw:id="id46" draw:layer="layout" svg:width="1.2cm" svg:height="1.2cm" svg:x="12.799cm" svg:y="4.00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1.2cm" svg:height="1.2cm" svg:x="12.799cm" svg:y="6.00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8" draw:id="id48" draw:layer="layout" svg:width="1.2cm" svg:height="1.2cm" svg:x="13.598cm" svg:y="8.00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399cm" svg:y1="5.201cm" svg:x2="13.399cm" svg:y2="6.001cm" draw:start-shape="id46" draw:start-glue-point="8" draw:end-shape="id47" draw:end-glue-point="4" svg:d="M13399 5201v800" svg:viewBox="0 0 1 801">
          <text:p/>
        </draw:connector>
        <draw:custom-shape draw:style-name="gr1" draw:text-style-name="P2" xml:id="id49" draw:id="id49" draw:layer="layout" svg:width="1.2cm" svg:height="1.2cm" svg:x="13.598cm" svg:y="10.00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8cm" svg:y1="9.202cm" svg:x2="14.198cm" svg:y2="10.002cm" draw:start-shape="id48" draw:start-glue-point="8" draw:end-shape="id49" draw:end-glue-point="4" svg:d="M14198 9202v800" svg:viewBox="0 0 1 801">
          <text:p/>
        </draw:connector>
        <draw:custom-shape draw:style-name="gr2" draw:text-style-name="P3" xml:id="id50" draw:id="id50" draw:layer="layout" svg:width="1.2cm" svg:height="1.2cm" svg:x="13.598cm" svg:y="12.002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8cm" svg:y1="11.202cm" svg:x2="14.198cm" svg:y2="12.002cm" draw:start-shape="id49" draw:start-glue-point="8" draw:end-shape="id50" draw:end-glue-point="4" svg:d="M14198 11202v800" svg:viewBox="0 0 1 801">
          <text:p/>
        </draw:connector>
        <draw:custom-shape draw:style-name="gr1" draw:text-style-name="P2" xml:id="id51" draw:id="id51" draw:layer="layout" svg:width="1.2cm" svg:height="1.2cm" svg:x="12.8cm" svg:y="4.002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1.2cm" svg:height="1.2cm" svg:x="12.8cm" svg:y="6.002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5" draw:id="id65" draw:layer="layout" svg:width="1.2cm" svg:height="1.2cm" svg:x="13.599cm" svg:y="8.003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4cm" svg:y1="5.202cm" svg:x2="13.4cm" svg:y2="6.002cm" draw:start-shape="id51" draw:start-glue-point="8" draw:end-shape="id52" draw:end-glue-point="4" svg:d="M13400 5202v800" svg:viewBox="0 0 1 801">
          <text:p/>
        </draw:connector>
        <draw:custom-shape draw:style-name="gr1" draw:text-style-name="P2" xml:id="id53" draw:id="id53" draw:layer="layout" svg:width="1.2cm" svg:height="1.2cm" svg:x="14.999cm" svg:y="4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1.2cm" svg:height="1.2cm" svg:x="14.999cm" svg:y="6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5" draw:id="id55" draw:layer="layout" svg:width="1.2cm" svg:height="1.2cm" svg:x="14.999cm" svg:y="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599cm" svg:y1="5.2cm" svg:x2="15.599cm" svg:y2="6cm" draw:start-shape="id53" draw:start-glue-point="8" draw:end-shape="id54" draw:end-glue-point="4" svg:d="M15599 5200v800" svg:viewBox="0 0 1 801">
          <text:p/>
        </draw:connector>
        <draw:connector draw:style-name="gr3" draw:text-style-name="P1" draw:layer="layout" svg:x1="15.599cm" svg:y1="7.2cm" svg:x2="15.599cm" svg:y2="8cm" draw:start-shape="id54" draw:start-glue-point="8" draw:end-shape="id55" draw:end-glue-point="4" svg:d="M15599 7200v800" svg:viewBox="0 0 1 801">
          <text:p/>
        </draw:connector>
        <draw:custom-shape draw:style-name="gr1" draw:text-style-name="P2" xml:id="id56" draw:id="id56" draw:layer="layout" svg:width="1.2cm" svg:height="1.2cm" svg:x="15cm" svg:y="4.001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7" draw:id="id57" draw:layer="layout" svg:width="1.2cm" svg:height="1.2cm" svg:x="15cm" svg:y="6.001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8" draw:id="id58" draw:layer="layout" svg:width="1.2cm" svg:height="1.2cm" svg:x="15cm" svg:y="8.001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cm" svg:y1="5.201cm" svg:x2="15.6cm" svg:y2="6.001cm" draw:start-shape="id56" draw:start-glue-point="8" draw:end-shape="id57" draw:end-glue-point="4" svg:d="M15600 5201v800" svg:viewBox="0 0 1 801">
          <text:p/>
        </draw:connector>
        <draw:connector draw:style-name="gr3" draw:text-style-name="P1" draw:layer="layout" svg:x1="15.6cm" svg:y1="7.201cm" svg:x2="15.6cm" svg:y2="8.001cm" draw:start-shape="id57" draw:start-glue-point="8" draw:end-shape="id58" draw:end-glue-point="4" svg:d="M15600 7201v800" svg:viewBox="0 0 1 801">
          <text:p/>
        </draw:connector>
        <draw:custom-shape draw:style-name="gr1" draw:text-style-name="P2" xml:id="id59" draw:id="id59" draw:layer="layout" svg:width="1.2cm" svg:height="1.2cm" svg:x="11.997cm" svg:y="8.002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0" draw:id="id60" draw:layer="layout" svg:width="1.2cm" svg:height="1.2cm" svg:x="11.997cm" svg:y="10.002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1" draw:id="id61" draw:layer="layout" svg:width="1.2cm" svg:height="1.2cm" svg:x="11.997cm" svg:y="12.00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597cm" svg:y1="9.202cm" svg:x2="12.597cm" svg:y2="10.002cm" draw:start-shape="id59" draw:start-glue-point="8" draw:end-shape="id60" draw:end-glue-point="4" svg:d="M12597 9202v800" svg:viewBox="0 0 1 801">
          <text:p/>
        </draw:connector>
        <draw:connector draw:style-name="gr3" draw:text-style-name="P1" draw:layer="layout" svg:x1="12.597cm" svg:y1="11.202cm" svg:x2="12.597cm" svg:y2="12.002cm" draw:start-shape="id60" draw:start-glue-point="8" draw:end-shape="id61" draw:end-glue-point="4" svg:d="M12597 11202v800" svg:viewBox="0 0 1 801">
          <text:p/>
        </draw:connector>
        <draw:custom-shape draw:style-name="gr1" draw:text-style-name="P2" xml:id="id62" draw:id="id62" draw:layer="layout" svg:width="1.2cm" svg:height="1.2cm" svg:x="11.998cm" svg:y="8.003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3" draw:id="id63" draw:layer="layout" svg:width="1.2cm" svg:height="1.2cm" svg:x="11.998cm" svg:y="10.00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.2cm" svg:height="1.2cm" svg:x="11.998cm" svg:y="12.003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598cm" svg:y1="9.203cm" svg:x2="12.598cm" svg:y2="10.003cm" draw:start-shape="id62" draw:start-glue-point="8" draw:end-shape="id63" draw:end-glue-point="4" svg:d="M12598 9203v800" svg:viewBox="0 0 1 801">
          <text:p/>
        </draw:connector>
        <draw:connector draw:style-name="gr3" draw:text-style-name="P1" draw:layer="layout" svg:x1="12.598cm" svg:y1="11.203cm" svg:x2="12.598cm" svg:y2="12.003cm" draw:start-shape="id63" draw:start-glue-point="8" draw:end-shape="id64" draw:end-glue-point="4" svg:d="M12598 11203v800" svg:viewBox="0 0 1 801">
          <text:p/>
        </draw:connector>
        <draw:connector draw:style-name="gr4" draw:text-style-name="P4" draw:layer="layout" draw:type="line" svg:x1="12.975cm" svg:y1="7.027cm" svg:x2="12.598cm" svg:y2="8.003cm" draw:start-shape="id52" draw:start-glue-point="7" draw:end-shape="id62" draw:end-glue-point="4" svg:d="M12975 7027l-377 976" svg:viewBox="0 0 378 977">
          <text:p/>
        </draw:connector>
        <draw:connector draw:style-name="gr4" draw:text-style-name="P4" draw:layer="layout" draw:type="line" svg:x1="13.825cm" svg:y1="7.027cm" svg:x2="14.199cm" svg:y2="8.003cm" draw:start-shape="id52" draw:start-glue-point="9" draw:end-shape="id65" draw:end-glue-point="4" svg:d="M13825 7027l374 976" svg:viewBox="0 0 375 977">
          <text:p/>
        </draw:connector>
        <draw:custom-shape draw:style-name="gr6" draw:text-style-name="P4" draw:layer="layout" svg:width="9.2cm" svg:height="2.2cm" svg:x="7.4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cm" svg:height="0.806cm" svg:x="7.6cm" svg:y="4.794cm">
          <draw:text-box>
            <text:p text:style-name="P6">rootNodes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custom-shape draw:style-name="gr1" draw:text-style-name="P2" xml:id="id66" draw:id="id66" draw:layer="layout" svg:width="1.2cm" svg:height="1.2cm" svg:x="12.799cm" svg:y="4.00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7" draw:id="id67" draw:layer="layout" svg:width="1.2cm" svg:height="1.2cm" svg:x="12.799cm" svg:y="6.00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8" draw:id="id68" draw:layer="layout" svg:width="1.2cm" svg:height="1.2cm" svg:x="13.598cm" svg:y="8.00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399cm" svg:y1="5.201cm" svg:x2="13.399cm" svg:y2="6.001cm" draw:start-shape="id66" draw:start-glue-point="8" draw:end-shape="id67" draw:end-glue-point="4" svg:d="M13399 5201v800" svg:viewBox="0 0 1 801">
          <text:p/>
        </draw:connector>
        <draw:custom-shape draw:style-name="gr1" draw:text-style-name="P2" xml:id="id69" draw:id="id69" draw:layer="layout" svg:width="1.2cm" svg:height="1.2cm" svg:x="13.598cm" svg:y="10.00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8cm" svg:y1="9.202cm" svg:x2="14.198cm" svg:y2="10.002cm" draw:start-shape="id68" draw:start-glue-point="8" draw:end-shape="id69" draw:end-glue-point="4" svg:d="M14198 9202v800" svg:viewBox="0 0 1 801">
          <text:p/>
        </draw:connector>
        <draw:custom-shape draw:style-name="gr2" draw:text-style-name="P3" xml:id="id70" draw:id="id70" draw:layer="layout" svg:width="1.2cm" svg:height="1.2cm" svg:x="13.598cm" svg:y="12.002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8cm" svg:y1="11.202cm" svg:x2="14.198cm" svg:y2="12.002cm" draw:start-shape="id69" draw:start-glue-point="8" draw:end-shape="id70" draw:end-glue-point="4" svg:d="M14198 11202v800" svg:viewBox="0 0 1 801">
          <text:p/>
        </draw:connector>
        <draw:custom-shape draw:style-name="gr1" draw:text-style-name="P2" xml:id="id71" draw:id="id71" draw:layer="layout" svg:width="1.2cm" svg:height="1.2cm" svg:x="12.8cm" svg:y="4.002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2" draw:id="id72" draw:layer="layout" svg:width="1.2cm" svg:height="1.2cm" svg:x="12.8cm" svg:y="6.002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5" draw:id="id85" draw:layer="layout" svg:width="1.2cm" svg:height="1.2cm" svg:x="13.599cm" svg:y="8.003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4cm" svg:y1="5.202cm" svg:x2="13.4cm" svg:y2="6.002cm" draw:start-shape="id71" draw:start-glue-point="8" draw:end-shape="id72" draw:end-glue-point="4" svg:d="M13400 5202v800" svg:viewBox="0 0 1 801">
          <text:p/>
        </draw:connector>
        <draw:custom-shape draw:style-name="gr1" draw:text-style-name="P2" xml:id="id73" draw:id="id73" draw:layer="layout" svg:width="1.2cm" svg:height="1.2cm" svg:x="17.599cm" svg:y="4.199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4" draw:id="id74" draw:layer="layout" svg:width="1.2cm" svg:height="1.2cm" svg:x="17.599cm" svg:y="6.199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5" draw:id="id75" draw:layer="layout" svg:width="1.2cm" svg:height="1.2cm" svg:x="17.599cm" svg:y="8.199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199cm" svg:y1="5.399cm" svg:x2="18.199cm" svg:y2="6.199cm" draw:start-shape="id73" draw:start-glue-point="8" draw:end-shape="id74" draw:end-glue-point="4" svg:d="M18199 5399v800" svg:viewBox="0 0 1 801">
          <text:p/>
        </draw:connector>
        <draw:connector draw:style-name="gr3" draw:text-style-name="P1" draw:layer="layout" svg:x1="18.199cm" svg:y1="7.399cm" svg:x2="18.199cm" svg:y2="8.199cm" draw:start-shape="id74" draw:start-glue-point="8" draw:end-shape="id75" draw:end-glue-point="4" svg:d="M18199 7399v800" svg:viewBox="0 0 1 801">
          <text:p/>
        </draw:connector>
        <draw:custom-shape draw:style-name="gr1" draw:text-style-name="P2" xml:id="id76" draw:id="id76" draw:layer="layout" svg:width="1.2cm" svg:height="1.2cm" svg:x="17.6cm" svg:y="4.2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7" draw:id="id77" draw:layer="layout" svg:width="1.2cm" svg:height="1.2cm" svg:x="17.6cm" svg:y="6.2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2cm" svg:height="1.2cm" svg:x="17.6cm" svg:y="8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2cm" svg:y1="5.4cm" svg:x2="18.2cm" svg:y2="6.2cm" draw:start-shape="id76" draw:start-glue-point="8" draw:end-shape="id77" draw:end-glue-point="4" svg:d="M18200 5400v800" svg:viewBox="0 0 1 801">
          <text:p/>
        </draw:connector>
        <draw:connector draw:style-name="gr3" draw:text-style-name="P1" draw:layer="layout" svg:x1="18.2cm" svg:y1="7.4cm" svg:x2="18.2cm" svg:y2="8.2cm" draw:start-shape="id77" draw:start-glue-point="8" draw:end-shape="id78" draw:end-glue-point="4" svg:d="M18200 7400v800" svg:viewBox="0 0 1 801">
          <text:p/>
        </draw:connector>
        <draw:custom-shape draw:style-name="gr1" draw:text-style-name="P2" xml:id="id79" draw:id="id79" draw:layer="layout" svg:width="1.2cm" svg:height="1.2cm" svg:x="11.997cm" svg:y="8.002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0" draw:id="id80" draw:layer="layout" svg:width="1.2cm" svg:height="1.2cm" svg:x="11.997cm" svg:y="10.002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2cm" svg:height="1.2cm" svg:x="11.997cm" svg:y="12.00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597cm" svg:y1="9.202cm" svg:x2="12.597cm" svg:y2="10.002cm" draw:start-shape="id79" draw:start-glue-point="8" draw:end-shape="id80" draw:end-glue-point="4" svg:d="M12597 9202v800" svg:viewBox="0 0 1 801">
          <text:p/>
        </draw:connector>
        <draw:connector draw:style-name="gr3" draw:text-style-name="P1" draw:layer="layout" svg:x1="12.597cm" svg:y1="11.202cm" svg:x2="12.597cm" svg:y2="12.002cm" draw:start-shape="id80" draw:start-glue-point="8" draw:end-shape="id81" draw:end-glue-point="4" svg:d="M12597 11202v800" svg:viewBox="0 0 1 801">
          <text:p/>
        </draw:connector>
        <draw:custom-shape draw:style-name="gr1" draw:text-style-name="P2" xml:id="id82" draw:id="id82" draw:layer="layout" svg:width="1.2cm" svg:height="1.2cm" svg:x="11.998cm" svg:y="8.003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3" draw:id="id83" draw:layer="layout" svg:width="1.2cm" svg:height="1.2cm" svg:x="11.998cm" svg:y="10.00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4" draw:id="id84" draw:layer="layout" svg:width="1.2cm" svg:height="1.2cm" svg:x="11.998cm" svg:y="12.003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598cm" svg:y1="9.203cm" svg:x2="12.598cm" svg:y2="10.003cm" draw:start-shape="id82" draw:start-glue-point="8" draw:end-shape="id83" draw:end-glue-point="4" svg:d="M12598 9203v800" svg:viewBox="0 0 1 801">
          <text:p/>
        </draw:connector>
        <draw:connector draw:style-name="gr3" draw:text-style-name="P1" draw:layer="layout" svg:x1="12.598cm" svg:y1="11.203cm" svg:x2="12.598cm" svg:y2="12.003cm" draw:start-shape="id83" draw:start-glue-point="8" draw:end-shape="id84" draw:end-glue-point="4" svg:d="M12598 11203v800" svg:viewBox="0 0 1 801">
          <text:p/>
        </draw:connector>
        <draw:connector draw:style-name="gr4" draw:text-style-name="P4" draw:layer="layout" draw:type="line" svg:x1="12.975cm" svg:y1="7.027cm" svg:x2="12.598cm" svg:y2="8.003cm" draw:start-shape="id72" draw:start-glue-point="7" draw:end-shape="id82" draw:end-glue-point="4" svg:d="M12975 7027l-377 976" svg:viewBox="0 0 378 977">
          <text:p/>
        </draw:connector>
        <draw:connector draw:style-name="gr4" draw:text-style-name="P4" draw:layer="layout" draw:type="line" svg:x1="13.825cm" svg:y1="7.027cm" svg:x2="14.199cm" svg:y2="8.003cm" draw:start-shape="id72" draw:start-glue-point="9" draw:end-shape="id85" draw:end-glue-point="4" svg:d="M13825 7027l374 976" svg:viewBox="0 0 375 977">
          <text:p/>
        </draw:connector>
        <draw:custom-shape draw:style-name="gr8" draw:text-style-name="P4" draw:layer="layout" svg:width="18.8cm" svg:height="2.2cm" svg:x="3.8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cm" svg:height="0.806cm" svg:x="4cm" svg:y="2.194cm">
          <draw:text-box>
            <text:p text:style-name="P6">allNodes</text:p>
          </draw:text-box>
        </draw:frame>
        <draw:custom-shape draw:style-name="gr1" draw:text-style-name="P2" xml:id="id90" draw:id="id90" draw:layer="layout" svg:width="1.2cm" svg:height="1.2cm" svg:x="12.8cm" svg:y="1.4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3" draw:id="id93" draw:layer="layout" svg:width="1.2cm" svg:height="1.2cm" svg:x="17.6cm" svg:y="1.4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4" draw:id="id94" draw:layer="layout" svg:width="1.2cm" svg:height="1.2cm" svg:x="19.2cm" svg:y="1.4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5" draw:id="id95" draw:layer="layout" svg:width="1.2cm" svg:height="1.2cm" svg:x="20.8cm" svg:y="1.4cm">
          <text:p text:style-name="P8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9" draw:id="id89" draw:layer="layout" svg:width="1.2cm" svg:height="1.2cm" svg:x="11.2cm" svg:y="1.4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8" draw:id="id88" draw:layer="layout" svg:width="1.2cm" svg:height="1.2cm" svg:x="9.6cm" svg:y="1.4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7" draw:id="id87" draw:layer="layout" svg:width="1.2cm" svg:height="1.2cm" svg:x="8cm" svg:y="1.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6" draw:id="id86" draw:layer="layout" svg:width="1.2cm" svg:height="1.2cm" svg:x="6.4cm" svg:y="1.4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2" draw:id="id92" draw:layer="layout" svg:width="1.2cm" svg:height="1.2cm" svg:x="16cm" svg:y="1.4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1" draw:id="id91" draw:layer="layout" svg:width="1.2cm" svg:height="1.2cm" svg:x="14.4cm" svg:y="1.4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cm" svg:y1="2.6cm" svg:x2="11.998cm" svg:y2="12.603cm" draw:start-shape="id86" draw:start-glue-point="8" draw:end-shape="id84" draw:end-glue-point="6" svg:d="M7000 2600v10003h4998" svg:viewBox="0 0 4999 10004">
          <text:p/>
        </draw:connector>
        <draw:connector draw:style-name="gr3" draw:text-style-name="P1" draw:layer="layout" svg:x1="8.6cm" svg:y1="2.6cm" svg:x2="11.998cm" svg:y2="10.603cm" draw:start-shape="id87" draw:start-glue-point="8" draw:end-shape="id83" draw:end-glue-point="6" svg:d="M8600 2600v8003h3398" svg:viewBox="0 0 3399 8004">
          <text:p/>
        </draw:connector>
        <draw:connector draw:style-name="gr3" draw:text-style-name="P1" draw:layer="layout" svg:x1="10.2cm" svg:y1="2.6cm" svg:x2="11.998cm" svg:y2="8.603cm" draw:start-shape="id88" draw:start-glue-point="8" draw:end-shape="id82" draw:end-glue-point="6" svg:d="M10200 2600v6003h1798" svg:viewBox="0 0 1799 6004">
          <text:p/>
        </draw:connector>
        <draw:connector draw:style-name="gr3" draw:text-style-name="P1" draw:layer="layout" svg:x1="11.8cm" svg:y1="2.6cm" svg:x2="12.8cm" svg:y2="6.602cm" draw:start-shape="id89" draw:start-glue-point="8" draw:end-shape="id72" draw:end-glue-point="6" svg:d="M11800 2600v4002h1000" svg:viewBox="0 0 1001 4003">
          <text:p/>
        </draw:connector>
        <draw:connector draw:style-name="gr3" draw:text-style-name="P1" draw:layer="layout" svg:x1="13.4cm" svg:y1="2.6cm" svg:x2="13.4cm" svg:y2="4.002cm" draw:start-shape="id90" draw:start-glue-point="8" draw:end-shape="id71" draw:end-glue-point="4" svg:d="M13400 2600v1402" svg:viewBox="0 0 1 1403">
          <text:p/>
        </draw:connector>
        <draw:connector draw:style-name="gr3" draw:text-style-name="P1" draw:layer="layout" svg:x1="14.575cm" svg:y1="2.425cm" svg:x2="14.799cm" svg:y2="8.603cm" draw:start-shape="id91" draw:start-glue-point="7" draw:end-shape="id85" draw:end-glue-point="10" svg:d="M14575 2425v2877h726v3301h-502" svg:viewBox="0 0 727 6179">
          <text:p/>
        </draw:connector>
        <draw:connector draw:style-name="gr3" draw:text-style-name="P1" draw:layer="layout" svg:x1="15.425cm" svg:y1="2.425cm" svg:x2="14.798cm" svg:y2="10.602cm" draw:start-shape="id91" draw:start-glue-point="9" draw:end-shape="id69" draw:end-glue-point="10" svg:d="M15425 2425v8177h-627" svg:viewBox="0 0 628 8178">
          <text:p/>
        </draw:connector>
        <draw:connector draw:style-name="gr3" draw:text-style-name="P1" draw:layer="layout" svg:x1="16.6cm" svg:y1="2.6cm" svg:x2="14.798cm" svg:y2="12.602cm" draw:start-shape="id92" draw:start-glue-point="8" draw:end-shape="id70" draw:end-glue-point="10" svg:d="M16600 2600v10002h-1802" svg:viewBox="0 0 1803 10003">
          <text:p/>
        </draw:connector>
        <draw:connector draw:style-name="gr3" draw:text-style-name="P1" draw:layer="layout" svg:x1="18.2cm" svg:y1="2.6cm" svg:x2="18.2cm" svg:y2="4.2cm" draw:start-shape="id93" draw:start-glue-point="8" draw:end-shape="id76" draw:end-glue-point="4" svg:d="M18200 2600v1600" svg:viewBox="0 0 1 1601">
          <text:p/>
        </draw:connector>
        <draw:connector draw:style-name="gr3" draw:text-style-name="P1" draw:layer="layout" svg:x1="19.8cm" svg:y1="2.6cm" svg:x2="18.8cm" svg:y2="6.8cm" draw:start-shape="id94" draw:start-glue-point="8" draw:end-shape="id77" draw:end-glue-point="10" svg:d="M19800 2600v4200h-1000" svg:viewBox="0 0 1001 4201">
          <text:p/>
        </draw:connector>
        <draw:connector draw:style-name="gr3" draw:text-style-name="P1" draw:layer="layout" svg:x1="21.4cm" svg:y1="2.6cm" svg:x2="18.8cm" svg:y2="8.8cm" draw:start-shape="id95" draw:start-glue-point="8" draw:end-shape="id78" draw:end-glue-point="10" svg:d="M21400 2600v6200h-2600" svg:viewBox="0 0 2601 6201">
          <text:p/>
        </draw:connecto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21:04:27.855000000</meta:creation-date>
    <dc:date>2018-12-02T21:46:51.039000000</dc:date>
    <meta:editing-duration>PT11M54S</meta:editing-duration>
    <meta:editing-cycles>2</meta:editing-cycles>
    <meta:generator>LibreOffice/6.0.7.3$Windows_X86_64 LibreOffice_project/dc89aa7a9eabfd848af146d5086077aeed2ae4a5</meta:generator>
    <meta:document-statistic meta:object-count="197"/>
  </office:meta>
</office:document-meta>
</file>